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7555650359435333569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786001911108142542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264861456325774642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><text:span text:style-name="T1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2T12:35:51.28</dc:date>
    <dc:creator>James Lombardi</dc:creator>
    <meta:editing-duration>PT13H4M5S</meta:editing-duration>
    <meta:editing-cycles>51</meta:editing-cycles>
    <meta:document-statistic meta:table-count="0" meta:image-count="0" meta:object-count="0" meta:page-count="7" meta:paragraph-count="218" meta:word-count="2239" meta:character-count="11267"/>
  </office:meta>
</office:document-meta>
</file>